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354in"/>
    </style:style>
    <style:style style:name="co2" style:family="table-column">
      <style:table-column-properties fo:break-before="auto" style:column-width="0.8681in"/>
    </style:style>
    <style:style style:name="co3" style:family="table-column">
      <style:table-column-properties fo:break-before="auto" style:column-width="0.3937in"/>
    </style:style>
    <style:style style:name="co4" style:family="table-column">
      <style:table-column-properties fo:break-before="auto" style:column-width="6.9138in"/>
    </style:style>
    <style:style style:name="co5" style:family="table-column">
      <style:table-column-properties fo:break-before="auto" style:column-width="0.6665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3" office:value-type="string" calcext:value-type="string">
            <text:p>dag</text:p>
          </table:table-cell>
          <table:table-cell table:style-name="ce3" office:value-type="string" calcext:value-type="string">
            <text:p>variable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code</text:p>
          </table:table-cell>
          <table:table-cell table:style-name="ce3" office:value-type="string" calcext:value-type="string">
            <text:p>label</text:p>
          </table:table-cell>
          <table:table-cell table:style-name="ce3" office:value-type="string" calcext:value-type="string">
            <text:p>remark</text:p>
          </table:table-cell>
          <table:table-cell table:style-name="ce3" office:value-type="string" calcext:value-type="string">
            <text:p>comments</text:p>
          </table:table-cell>
          <table:table-cell table:style-name="ce3" office:value-type="string" calcext:value-type="string">
            <text:p>group</text:p>
          </table:table-cell>
          <table:table-cell table:style-name="ce3" office:value-type="string" calcext:value-type="string">
            <text:p>tab</text:p>
          </table:table-cell>
          <table:table-cell table:style-name="ce3" office:value-type="string" calcext:value-type="string">
            <text:p>period</text:p>
          </table:table-cell>
          <table:table-cell table:style-name="ce3" office:value-type="string" calcext:value-type="string">
            <text:p>rq1</text:p>
          </table:table-cell>
          <table:table-cell table:style-name="ce3" office:value-type="string" calcext:value-type="string">
            <text:p>rq2</text:p>
          </table:table-cell>
          <table:table-cell table:style-name="ce3" office:value-type="string" calcext:value-type="string">
            <text:p>rq3</text:p>
          </table:table-cell>
          <table:table-cell table:style-name="ce3" office:value-type="string" calcext:value-type="string">
            <text:p>rq4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ge_child</text:p>
          </table:table-cell>
          <table:table-cell table:style-name="ce3" office:value-type="string" calcext:value-type="string">
            <text:p>hs_age_year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ge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years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child</text:p>
          </table:table-cell>
          <table:table-cell table:style-name="ce3" office:value-type="string" calcext:value-type="string">
            <text:p>hs_no2_dy_hs_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2 value one day before the test at total environments (home, school, other places and commutin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child</text:p>
          </table:table-cell>
          <table:table-cell table:style-name="ce3" office:value-type="string" calcext:value-type="string">
            <text:p>hs_nox_dy_hs_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x value one day before the test at total environments (home, school, other places and commutin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4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child</text:p>
          </table:table-cell>
          <table:table-cell table:style-name="ce3" office:value-type="string" calcext:value-type="string">
            <text:p>hs_pm10_dy_hs_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10 value one day before the test at total environments (home, school, other places and commutin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5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child</text:p>
          </table:table-cell>
          <table:table-cell table:style-name="ce3" office:value-type="string" calcext:value-type="string">
            <text:p>hs_pm25_dy_hs_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25 value one day before the test at total environments (home, school, other places and commuting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6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2_ratio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2 value during 1st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2_ratio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2 value during 2n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2_ratio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2 value during 3r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x_ratio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x value during 1st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x_ratio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x value during 2n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nox_ratio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Ox value during 3r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10_ratio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10 value during 1st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10_ratio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10 value during 2n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10_ratio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10 value during 3r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25_ratio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25 value during 1st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25_ratio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25 value during 2n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airPollution_preg</text:p>
          </table:table-cell>
          <table:table-cell table:style-name="ce3" office:value-type="string" calcext:value-type="string">
            <text:p>h_pm25_ratio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M25 value during 3rd trimeste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icrog / m3</text:p>
          </table:table-cell>
          <table:table-cell table:style-name="ce3" office:value-type="string" calcext:value-type="string">
            <text:p>air_polluti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reastfeeding</text:p>
          </table:table-cell>
          <table:table-cell table:style-name="ce3" office:value-type="string" calcext:value-type="string">
            <text:p>hs_bf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breastfeeding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ubcohort_prenatal</text:p>
          </table:table-cell>
          <table:table-cell table:style-name="ce3" office:value-type="string" calcext:value-type="string">
            <text:p>breastfeeding_perinatal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e3_b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rthweigh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Birth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c_bmi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MI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Kg / m^2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c_heigh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eigh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c_weigh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Weigh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kg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head_ci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ead circumference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midup_ar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id-upper arm circumference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aracteristics_child</text:p>
          </table:table-cell>
          <table:table-cell table:style-name="ce3" office:value-type="string" calcext:value-type="string">
            <text:p>hs_wais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Waist circumference of the chil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number-columns-repeated="2" table:style-name="ce3" office:value-type="string" calcext:value-type="string">
            <text:p>clin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 (B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 (B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bisphenol A (B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u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 (BU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u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 (BU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bu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N-Butyl paraben (BU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dt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dithiophosphate (DEDT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dtp_c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diethyl dithiophosphate (DEDTP)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≥80% of the values were &lt;limit of detection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dtp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dithiophosphate (DEDT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dtp_craw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dithiophosphate (DEDT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 (DE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 (DE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phosphate (DE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t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 (DET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t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 (DET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et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thiophosphate (DET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dt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 (DMDT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dt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dithiophosphate (DMDT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dtp_c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dimethyl dithiophosphate (DMDTP)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≥80% of the values were &lt;limit of detection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dtp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 (DMDT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 (DM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 (DM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phosphate (DM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t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 (DMT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t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 (DMT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dmt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thiophosphate (DMT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et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 (ET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et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 (ET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et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ethyl paraben (ET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atrix_cpesticid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the pesticides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pesticide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atrix_cpheno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the phenol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atrix_cphthalat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phthalate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bz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 benzyl phthalate (Mbz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bz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 benzyl phthalate (MBz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bz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 benzyl phthalate (MBz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cp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 5-carboxypentyl phthalate (MECP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cp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 5-carboxypentyl phthalate (MECP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cp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 5-carboxypentyl phthalate (MECP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h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hydroxyhexyl phthalate (MEHH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h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hydroxyhexyl phthalate (MEHH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h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-5-hydroxyhexyl phthalate (MEHH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hexyl phthalate (MEH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hexyl phthalate (MEH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h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hexyl phthalate (MEH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oh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oxohexyl phthalate (MEOH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oh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oxohexyl phthalate (MEOH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oh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-5-oxohexyl phthalate (MEOH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ethyl phthalate (ME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ethyl phthalate (ME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ethyl phthalate (ME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 (ME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 (ME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e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ethyl paraben (ME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ib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iso-butyl phthalate (MiB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ib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iso-butyl phthalate (MiB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ib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iso-buty phthalate (MiB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nb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n-butyl phthalate (MnB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nb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n-butyl phthalate (MnB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mnb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n-butyl phthalate (MnB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hmin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 (OHMiN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hmin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 (OHMiN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hmin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4-methyl-7-hydroxyoctyl phthalate (OHMiN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be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 (OXBE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be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 (OXBE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be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Oxybenzone (OXBE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ominp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 (OXOMiNP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ominp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 (OXOMiNP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oxominp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4-methyl-7-oxooctyl phthalate (OXOMiNP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prp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 (PRPA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prpa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 (PRPA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prp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ropyl paraben (PRPA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trcs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 (TRCS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trcs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 (TRCS)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emical</text:p>
          </table:table-cell>
          <table:table-cell table:style-name="ce3" office:value-type="string" calcext:value-type="string">
            <text:p>hs_trcs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riclosan (TRCS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enols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canfis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nned fish (tuna, sardines, sprat) – 1/2 small can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canfrui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nned fruit with syrup / nectars – 1 small bowl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cookv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oked or pureed vegetables (pumpkin, aubergine, green beans, spinach, carrots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fastfoo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ast food/take awa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ary_habit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fruit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ruit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oilyfis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atty/oily fish (sardines, salmon, mackerel, tuna, trout, carp) – 1 small serving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om3_supp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d your child use Omega-3 fatty acid supplements?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yes, no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upplement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org_foo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rganic foo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ary_habit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rawv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Raw vegetables (lettuce, tomato, onion, pepper, carrot, cucumber, etc) – 1 small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seafoo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eafood (shellfish, squid, shrimps) – 1 small serving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total_fis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ish and seafoo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_food_group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total_fruit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ruit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_food_group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total_v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Vegetabl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_food_group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vitd_supp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d your child use Vitamin D supplements?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yes, no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upplements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diet</text:p>
          </table:table-cell>
          <table:table-cell table:style-name="ce3" office:value-type="string" calcext:value-type="string">
            <text:p>hs_whfis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an/white fish (flat fish, perch, fish cakes) – 1 small serving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die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cotinine_c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icrog / g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cotinine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tinin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cotinine_c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cotinine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≥80% of the values were &lt;limit of detection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cotinine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NOT imputed</text:p>
          </table:table-cell>
          <table:table-cell table:style-name="ce3" office:value-type="string" calcext:value-type="string">
            <text:p>microg / L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globalexp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Global exposure of the child to ETS (4 categories)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o exposure, exposure only outside, exposure only inside, exposure inside and outside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tobacco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matrix_cco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cotinine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tinin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smk_parent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moking status of parents (both)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either, one, bo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tobacco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hild_smoking</text:p>
          </table:table-cell>
          <table:table-cell table:style-name="ce3" office:value-type="string" calcext:value-type="string">
            <text:p>hs_tob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obacco consumption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Non-smoker and has never smoked, Non-smoker but previously smoked although not daily, Non-smoker but previously smoked daily, Smoker but not daily, Daily smoker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tobacco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number-columns-repeated="2" table:style-name="ce3" office:value-type="string" calcext:value-type="string">
            <text:p>cohort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Cohort</text:p>
          </table:table-cell>
          <table:table-cell table:style-name="ce3" office:value-type="string" calcext:value-type="string">
            <text:p>SAB,EDEN,BIB,RHEA,KANC,MOBA</text:p>
          </table:table-cell>
          <table:table-cell table:style-name="ce3" office:value-type="string" calcext:value-type="string">
            <text:p>SAB, EDEN, BIB, RHEA, KANC, MOB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mmon</text:p>
          </table:table-cell>
          <table:table-cell table:style-name="ce3" office:value-type="string" calcext:value-type="string">
            <text:p>OUTDOOR</text:p>
          </table:table-cell>
          <table:table-cell table:style-name="ce3" office:value-type="string" calcext:value-type="string">
            <text:p>NA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reatinine</text:p>
          </table:table-cell>
          <table:table-cell table:style-name="ce3" office:value-type="string" calcext:value-type="string">
            <text:p>hs_creatinine_c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 pooled sampl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G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ostnatal</text:p>
          </table:table-cell>
          <table:table-cell table:number-columns-repeated="2" table:style-name="ce3" office:value-type="string" calcext:value-type="string">
            <text:p>TRUE</text:p>
          </table:table-cell>
          <table:table-cell table:style-name="ce3" office:value-type="string" calcext:value-type="string">
            <text:p>FALSE</text:p>
          </table:table-cell>
          <table:table-cell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creatinine</text:p>
          </table:table-cell>
          <table:table-cell table:style-name="ce3" office:value-type="string" calcext:value-type="string">
            <text:p>creatinine_to_helix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 night sample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G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ostnatal</text:p>
          </table:table-cell>
          <table:table-cell table:style-name="ce3" office:value-type="string" calcext:value-type="string">
            <text:p>FALSE</text:p>
          </table:table-cell>
          <table:table-cell table:number-columns-repeated="3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nvFactors_visit</text:p>
          </table:table-cell>
          <table:table-cell table:style-name="ce3" office:value-type="string" calcext:value-type="string">
            <text:p>hs_mood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ood before assessment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Usual, Not usua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EURO – extr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nvFactors_visit</text:p>
          </table:table-cell>
          <table:table-cell table:style-name="ce3" office:value-type="string" calcext:value-type="string">
            <text:p>hs_rest_nt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Rest before assessment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Yes, Not as well as usua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EURO – extr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thnicity_child</text:p>
          </table:table-cell>
          <table:table-cell table:style-name="ce3" office:value-type="string" calcext:value-type="string">
            <text:p>h_ethnicity_c</text:p>
          </table:table-cell>
          <table:table-cell table:style-name="ce3" office:value-type="string" calcext:value-type="string">
            <text:p>character</text:p>
          </table:table-cell>
          <table:table-cell table:style-name="ce3" office:value-type="string" calcext:value-type="string">
            <text:p>Child ethnicity</text:p>
          </table:table-cell>
          <table:table-cell table:style-name="ce3" office:value-type="string" calcext:value-type="string">
            <text:p>1,2,3,4,5,6,7</text:p>
          </table:table-cell>
          <table:table-cell table:style-name="ce3" office:value-type="string" calcext:value-type="string">
            <text:p>African, Asian, Caucasian, Native American, Other, Pakistani, White non European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ethnicity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ethnicity_mother</text:p>
          </table:table-cell>
          <table:table-cell table:style-name="ce3" office:value-type="string" calcext:value-type="string">
            <text:p>h_ethnicity_m</text:p>
          </table:table-cell>
          <table:table-cell table:style-name="ce3" office:value-type="string" calcext:value-type="string">
            <text:p>integer</text:p>
          </table:table-cell>
          <table:table-cell table:style-name="ce3" office:value-type="string" calcext:value-type="string">
            <text:p>Mother ethnicity</text:p>
          </table:table-cell>
          <table:table-cell table:style-name="ce3" office:value-type="string" calcext:value-type="string">
            <text:p>1,2,3,4,5,6,7</text:p>
          </table:table-cell>
          <table:table-cell table:style-name="ce3" office:value-type="string" calcext:value-type="string">
            <text:p>White European, Pakistani, Asian, African, Other, Native American, White non European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HELIX_ethnicity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FAS_cat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Family Affluence Scale (FAS II) categorical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Low, Middle, High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FAS_score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amily Affluence Scale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hs_c_roo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oes your child have his / her own room?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o shares with parents / caregiver, No shares with sibling(s)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hs_fam_ca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oes your family have a car?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o, Yes, Yes two or mor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hs_financ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Financial situation</text:p>
          </table:table-cell>
          <table:table-cell table:style-name="ce3" office:value-type="string" calcext:value-type="string">
            <text:p>1,2,3,4,5,6</text:p>
          </table:table-cell>
          <table:table-cell table:style-name="ce3" office:value-type="string" calcext:value-type="string">
            <text:p>Living comfortably, Doing alright, Getting by, Finding it quite difficult, Finding it very difficult, Does not wish to answer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familySEP</text:p>
          </table:table-cell>
          <table:table-cell table:style-name="ce3" office:value-type="string" calcext:value-type="string">
            <text:p>hs_wrk_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What is your current employment status (mother)?</text:p>
          </table:table-cell>
          <table:table-cell table:style-name="ce3" office:value-type="string" calcext:value-type="string">
            <text:p>1,2,3,4,5,6,7,8</text:p>
          </table:table-cell>
          <table:table-cell table:style-name="ce3" office:value-type="string" calcext:value-type="string">
            <text:p>Employed, Unemployed, Student, Stay-at-home parent, Rehabilitation / disabled, Military, Other, Does not wish to answer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ocioeconomic</text:p>
          </table:table-cell>
          <table:table-cell table:style-name="ce3" office:value-type="string" calcext:value-type="string">
            <text:p>socioeconomic_social_capit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bh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rth head circumference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bl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rth length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m</text:p>
          </table:table-cell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b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rth weigh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BW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ga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mbination of the three previous variabl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weeks</text:p>
          </table:table-cell>
          <table:table-cell table:style-name="ce3" office:value-type="string" calcext:value-type="string">
            <text:p>Gestational ag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galmp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MP-based GA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weeks</text:p>
          </table:table-cell>
          <table:table-cell table:style-name="ce3" office:value-type="string" calcext:value-type="string">
            <text:p>Gestational ag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gama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GA registered by the maternity record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weeks</text:p>
          </table:table-cell>
          <table:table-cell table:style-name="ce3" office:value-type="string" calcext:value-type="string">
            <text:p>Gestational ag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gestational_age</text:p>
          </table:table-cell>
          <table:table-cell table:style-name="ce3" office:value-type="string" calcext:value-type="string">
            <text:p>e3_gaultr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Gestational age estimated using ultrasound measurements if there were performed before 20 weeks of gestation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weeks</text:p>
          </table:table-cell>
          <table:table-cell table:style-name="ce3" office:value-type="string" calcext:value-type="string">
            <text:p>Gestational ag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EX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xternalizing (symptom-specific factor)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string" calcext:value-type="string">
            <text:p>pfacto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GPF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General psychopathology factor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string" calcext:value-type="string">
            <text:p>pfacto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AN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accura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ccuracy_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orrect responses (hits and correct rejections)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alertin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lerting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enter_cong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center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enter_cong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center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enter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center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enter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center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mision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mmission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nflic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nflict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ngruent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ngruent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correct_rave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otal of correc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RAVEN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etectability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d'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ouble_cong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doubl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ouble_cong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doubl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ouble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double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ouble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double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Afe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Affective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An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Anxiety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Co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Conduct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Opo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Oppositional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So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Somatic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DSM_TDAH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SM-ADHD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A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nxious/depresse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Agr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ggressive behavio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Ate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ttention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Nor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Rule-Breaking behavio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Otr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ther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Pe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hought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R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Withdrawn/Depressed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So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cial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Esc_So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matic complaint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Gen_Ex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xternalizing scal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Gen_In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Internalizing scal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Gen_To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otal problem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CBCL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_mean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hit reaction time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2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it Reaction Time (mean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2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it Reaction Time (median)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hitrtse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it Reaction Time Standard Error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incongruent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in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incongruent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in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missing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ing respons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cn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jections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fa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false alarms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hit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hits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color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colo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color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colo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color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colo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numeros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numbers 1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numeros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numbers 2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missnumeros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miss numbers 3-bac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nback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o_cong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no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o_cong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no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o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no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no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no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one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correct respons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orientin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rienting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orienting_endogenou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rienting endogenous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orienting_exogenou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rienting exogenous network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spatial_cong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spatial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spatial_cong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spatial cue and congruent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spatial_me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of HRTs for spatial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spatial_media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dian of HRTs for spatial cue trial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ms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time_raven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Working time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RAVEN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hs_zeros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umber of incorrect responses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count</text:p>
          </table:table-cell>
          <table:table-cell table:style-name="ce3" office:value-type="string" calcext:value-type="string">
            <text:p>ANT</text:p>
          </table:table-cell>
          <table:table-cell table:style-name="ce3" office:value-type="string" calcext:value-type="string">
            <text:p>NEURO_main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intelligence</text:p>
          </table:table-cell>
          <table:table-cell table:style-name="ce3" office:value-type="string" calcext:value-type="string">
            <text:p>INT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Internalizing (symptom-specific factor)</text:p>
          </table:table-cell>
          <table:table-cell table:number-columns-repeated="4" table:style-name="ce3" office:value-type="string" calcext:value-type="string">
            <text:p>NA</text:p>
          </table:table-cell>
          <table:table-cell table:style-name="ce3" office:value-type="string" calcext:value-type="string">
            <text:p>pfactor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Alcohol_preg</text:p>
          </table:table-cell>
          <table:table-cell table:style-name="ce3" office:value-type="string" calcext:value-type="string">
            <text:p>e3_alcpreg_1g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Alcool during pregnancy: more than 1 glass/w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variates pregnancy</text:p>
          </table:table-cell>
          <table:table-cell table:style-name="ce3" office:value-type="string" calcext:value-type="string">
            <text:p>Pregnancy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Alcohol_preg</text:p>
          </table:table-cell>
          <table:table-cell table:style-name="ce3" office:value-type="string" calcext:value-type="string">
            <text:p>e3_alcpreg_1gd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Alcool during pregnancy: more than 1 glass/d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variates pregnancy</text:p>
          </table:table-cell>
          <table:table-cell table:style-name="ce3" office:value-type="string" calcext:value-type="string">
            <text:p>Pregnancy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Alcohol_preg</text:p>
          </table:table-cell>
          <table:table-cell table:style-name="ce3" office:value-type="string" calcext:value-type="string">
            <text:p>e3_alcpreg_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lcool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Glasses / week</text:p>
          </table:table-cell>
          <table:table-cell table:style-name="ce3" office:value-type="string" calcext:value-type="string">
            <text:p>Covariates pregnancy</text:p>
          </table:table-cell>
          <table:table-cell table:style-name="ce3" office:value-type="string" calcext:value-type="string">
            <text:p>Pregnancy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Alcohol_preg</text:p>
          </table:table-cell>
          <table:table-cell table:style-name="ce3" office:value-type="string" calcext:value-type="string">
            <text:p>e3_alcpreg_yn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Alcool during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Covariates pregnancy</text:p>
          </table:table-cell>
          <table:table-cell table:style-name="ce3" office:value-type="string" calcext:value-type="string">
            <text:p>Pregnancy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cereal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ereal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dairy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airy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fastfood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ast food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fish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ish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fruit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ruit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legume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gume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meat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t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Diet_preg</text:p>
          </table:table-cell>
          <table:table-cell table:style-name="ce3" office:value-type="string" calcext:value-type="string">
            <text:p>h_veg_pre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Vegetables consumption during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Times / week</text:p>
          </table:table-cell>
          <table:table-cell table:number-columns-repeated="2" table:style-name="ce3" office:value-type="string" calcext:value-type="string">
            <text:p>Pregnancy diet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edu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education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Primary school, Secondary school, University degree or higher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Mo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edum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education in 3 categorie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Low, Middle, Hig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Mo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edup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Parental education in 3 categorie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Low, Middle, Hig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SocioEco_Statu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marital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rital statu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Living with the father, Living alone, Other situation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Mo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EP_preg</text:p>
          </table:table-cell>
          <table:table-cell table:style-name="ce3" office:value-type="string" calcext:value-type="string">
            <text:p>e3_s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ocioeconomic status of the parents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Low income, Medium income, High income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SocioEco_Statu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cigd_t1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number of cigarettes smoked per day by the mother during 1st trimester of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Nb / day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cigd_t2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number of cigarettes smoked per day by the mother during 2nd trimester of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Nb / day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cigd_t3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an number of cigarettes smoked per day by the mother during 3rd trimester of pregnancy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Nb / day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yn_p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Pregnancy maternal active smoking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yn_t1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active smoking during 1st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yn_t2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active smoking during 2nd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asmokyn_t3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active smoking during 3rd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psmokanyt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Pregnancy maternal passive smoking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psmokt1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passive smoking during 1st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psmokt2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passive smoking during 2nd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e3_psmokt3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ernal passive smoking during 3rd trimester of pregnancy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1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1 year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2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2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3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3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4_5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4-5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4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4 month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6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6 month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7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7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8m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8 month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maternalSmoking_preg</text:p>
          </table:table-cell>
          <table:table-cell table:style-name="ce3" office:value-type="string" calcext:value-type="string">
            <text:p>h_pass_smok_8yr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exposure to passive smoking at 8 year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Not exposed to passive smoking (even if parents are smokers), At least one parent is a smoker but no data on child exposure, Child exposed to passive smoking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Smoking</text:p>
          </table:table-cell>
          <table:table-cell table:style-name="ce3" office:value-type="string" calcext:value-type="string">
            <text:p>covariat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neuropsychologicalDiagnosis_child</text:p>
          </table:table-cell>
          <table:table-cell table:style-name="ce3" office:value-type="string" calcext:value-type="string">
            <text:p>hs_neuro_diag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Child neuropsychological diagnosis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No, Y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europsychological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as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rsenic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as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arsenic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as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rsenic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d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dm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d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adm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d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dm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hol_cpe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cholesterol in plasm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o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balt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o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balt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o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balt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s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e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s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e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s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es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u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pper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u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pper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cu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pper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dlcol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DL cholestero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dlcol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HDL cholesterol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dlcol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HDL cholesterol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g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rcury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g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ercur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hg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rcury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k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otas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k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otas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k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otass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ldlcol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DL cholestero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ldlcol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LDL cholesterol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ldlcol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DL cholesterol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atrix_clipid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lipids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atrix_cmetal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metals analysi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Plasma, Serum, Whole blood, Ur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g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gne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g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agne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g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gnes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n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nganes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n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anganes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n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nganes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o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lybden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o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lybden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mo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lybden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na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d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na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sod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na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d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b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ad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b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lea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b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ad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hospho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hospholipid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hospho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hospholipid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hospho_cpe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phospholipids in plasm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phospho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hospholipids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se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elen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se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selen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se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elen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l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hall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l_c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thallium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l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hall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otchol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otal cholesterol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otchol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otal cholesterol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otchol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otal cholesterol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otfat_cpe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total fat in plasm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riglyc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glycerid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riglyc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riglycerides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riglyc_cper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ercentage of triglycerides in plasm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triglyc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glycerides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Lipid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zn_c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Zinc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zn_c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zinc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child</text:p>
          </table:table-cell>
          <table:table-cell table:style-name="ce3" office:value-type="string" calcext:value-type="string">
            <text:p>hs_zn_c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Zinc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as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Arsenic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as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arsenic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bisphenol A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Bisphenol A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u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u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u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N-Butyl parabe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bu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N-Butyl parabe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d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dm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d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adm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balt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balt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cat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cotinine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Non-smokers, SHS smokers, Smokers</text:p>
          </table:table-cell>
          <table:table-cell table:style-name="ce3" office:value-type="string" calcext:value-type="string">
            <text:p>Values &lt;LOD or cotinine levels &lt;18.5 µg/L, Cotinine levels ≥18.5-50 µg/L, Cotinine levels &gt;50 µg/L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tinin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otinine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tinin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reatinine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reatinine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reatinin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reatinine_mg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G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reatinine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Mmol / L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s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ae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s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ae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u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Copper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cu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copper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dt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dithio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dt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dithio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dtp_m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diethyl dithiophosphate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dt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dithio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t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t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t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ethyl thio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et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ethyl thio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dithio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dimethyl dithiophosphate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dt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dithio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t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t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t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dimethyl thiophosph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dmt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methyl thiophosph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g / ml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et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et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et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ethyl parabe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et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Ethyl parabe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hg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rcury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hg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ercur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k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otas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k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otas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co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cotinine was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crea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creatinine was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metal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metals were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pesticid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pesticides were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pheno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phenols were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laboratory_mphthalat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Laboratory where phthalates were analyse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NIPH, INMA, RHEA, EDEN</text:p>
          </table:table-cell>
          <table:table-cell table:style-name="ce3" office:value-type="string" calcext:value-type="string">
            <text:p>Norway, Spain, Greece, Franc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co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the cotinine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crea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the creatinine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metal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metals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pesticid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pesticides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pheno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phenols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atrix_mphthalat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Matrix used for phthalates analysis</text:p>
          </table:table-cell>
          <table:table-cell table:style-name="ce3" office:value-type="string" calcext:value-type="string">
            <text:p>1,2,3,4,5</text:p>
          </table:table-cell>
          <table:table-cell table:style-name="ce3" office:value-type="string" calcext:value-type="string">
            <text:p>Plasma, Serum, Whole blood, Urine, Cordblood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bz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 benz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bz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 benz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bz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 benz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cp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 5-carboxypen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cp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 5-carboxypen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cp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 5-carboxypent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h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hydroxyhex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h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hydroxyhex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h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-5-hydroxyhex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hex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hex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h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hex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oh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oxohex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oh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2-ethyl-5-oxohex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oh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2-ethyl-5-oxohex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eth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eth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eth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ethyl parabe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e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ethyl parabe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g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gnes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g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agnes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ib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iso-bu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ib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iso-bu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ib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iso-buty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anganes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anganes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b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n-bu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b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n-bu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nb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n-but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o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lybden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mo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lybden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n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od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M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n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sod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hmin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hmin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hmin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4-methyl-7-hydroxyoct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hmin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hydroxyoctyl phthal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be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be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be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Oxybenzon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be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Oxybenzon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ominp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ominp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ominp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mono-4-methyl-7-oxooctyl phthalate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oxominp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Mono-4-methyl-7-oxooctyl phthalate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b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Lead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b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lead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rpa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rpa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rpa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Propyl parabe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prpa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Propyl parabe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se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elenium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se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selen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sumDEHPm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um of DEHP metabolites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sumDEHPm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Sum of DEHP metabolites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g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co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cotinine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o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creatinine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creatinine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Creatinine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meta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metals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pesticid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pesticides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OP Pesticid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phenol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phenols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iming_mphthalates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ime when phthalates sample was collected during pregnancy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1st trimester, 2nd trimester, 3rd trimester, Birt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thalat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l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hallium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l_mdich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Dichotomous variable of thallium</text:p>
          </table:table-cell>
          <table:table-cell table:style-name="ce3" office:value-type="string" calcext:value-type="string">
            <text:p>1,2</text:p>
          </table:table-cell>
          <table:table-cell table:style-name="ce3" office:value-type="string" calcext:value-type="string">
            <text:p>Detected, Undetected</text:p>
          </table:table-cell>
          <table:table-cell table:style-name="ce3" office:value-type="string" calcext:value-type="string">
            <text:p>Values above the limit of quantification, Values below the limit of quantification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l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hallium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rcs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rcs_madj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 adjusted for creatinin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Ng / g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rcs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triclosan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trcs_mraw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Triclosan (raw)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Raw data sent by the laboratory - values below LOD not imputed</text:p>
          </table:table-cell>
          <table:table-cell table:style-name="ce3" office:value-type="string" calcext:value-type="string">
            <text:p>µg / L</text:p>
          </table:table-cell>
          <table:table-cell table:number-columns-repeated="2" table:style-name="ce3" office:value-type="string" calcext:value-type="string">
            <text:p>Phenol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zn_m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Zinc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Values below the limit of detection imputed</text:p>
          </table:table-cell>
          <table:table-cell table:style-name="ce3" office:value-type="string" calcext:value-type="string">
            <text:p>µg / L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otherChemicals_preg</text:p>
          </table:table-cell>
          <table:table-cell table:style-name="ce3" office:value-type="string" calcext:value-type="string">
            <text:p>hs_zn_mdes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ample description of zinc</text:p>
          </table:table-cell>
          <table:table-cell table:style-name="ce3" office:value-type="string" calcext:value-type="string">
            <text:p>1,2,3,4</text:p>
          </table:table-cell>
          <table:table-cell table:style-name="ce3" office:value-type="string" calcext:value-type="string">
            <text:p>Quantifiable value, Values below &lt;LOD, Values INT/QOR, Sample not analysed</text:p>
          </table:table-cell>
          <table:table-cell table:style-name="ce3" office:value-type="string" calcext:value-type="string">
            <text:p>Concentration above the limit of detection, Concentration below the limit of detection, Interference/Qualifier out of range, No sample availabl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Metals</text:p>
          </table:table-cell>
          <table:table-cell table:style-name="ce3" office:value-type="string" calcext:value-type="string">
            <text:p>Metales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ternalSEP_preg</text:p>
          </table:table-cell>
          <table:table-cell table:style-name="ce3" office:value-type="string" calcext:value-type="string">
            <text:p>e3_eduf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Paternal education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Primary school, Secondary school, University degree or higher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Fa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paternalSEP_preg</text:p>
          </table:table-cell>
          <table:table-cell table:style-name="ce3" office:value-type="string" calcext:value-type="string">
            <text:p>e3_eduf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Paternal education in 3 categories</text:p>
          </table:table-cell>
          <table:table-cell table:style-name="ce3" office:value-type="string" calcext:value-type="string">
            <text:p>0,1,2</text:p>
          </table:table-cell>
          <table:table-cell table:style-name="ce3" office:value-type="string" calcext:value-type="string">
            <text:p>Low, Middle, High</text:p>
          </table:table-cell>
          <table:table-cell table:number-columns-repeated="2" table:style-name="ce3" office:value-type="string" calcext:value-type="string">
            <text:p>NA</text:p>
          </table:table-cell>
          <table:table-cell table:number-columns-repeated="2" table:style-name="ce3" office:value-type="string" calcext:value-type="string">
            <text:p>Father</text:p>
          </table:table-cell>
          <table:table-cell table:style-name="ce3" office:value-type="string" calcext:value-type="string">
            <text:p>pre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eason_visit</text:p>
          </table:table-cell>
          <table:table-cell table:style-name="ce3" office:value-type="string" calcext:value-type="string">
            <text:p>hs_date_neu</text:p>
          </table:table-cell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Date of test</text:p>
          </table:table-cell>
          <table:table-cell table:number-columns-repeated="3" table:style-name="ce3" office:value-type="string" calcext:value-type="string">
            <text:p>NA</text:p>
          </table:table-cell>
          <table:table-cell table:style-name="ce3" office:value-type="string" calcext:value-type="string">
            <text:p>season</text:p>
          </table:table-cell>
          <table:table-cell table:style-name="ce3" office:value-type="string" calcext:value-type="string">
            <text:p>nads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sex_child</text:p>
          </table:table-cell>
          <table:table-cell table:style-name="ce3" office:value-type="string" calcext:value-type="string">
            <text:p>e3_sex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Sex</text:p>
          </table:table-cell>
          <table:table-cell table:style-name="ce3" office:value-type="string" calcext:value-type="string">
            <text:p>0,1</text:p>
          </table:table-cell>
          <table:table-cell table:style-name="ce3" office:value-type="string" calcext:value-type="string">
            <text:p>Male, Female</text:p>
          </table:table-cell>
          <table:table-cell table:number-columns-repeated="2" table:style-name="ce3" office:value-type="string" calcext:value-type="string">
            <text:p>NA</text:p>
          </table:table-cell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ime_lastMeal</text:p>
          </table:table-cell>
          <table:table-cell table:style-name="ce3" office:value-type="string" calcext:value-type="string">
            <text:p>hs_dift_mealblood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Difference between blood time extraction and last meal time (raw)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string" calcext:value-type="string">
            <text:p>sample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FALS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ime_lastMeal</text:p>
          </table:table-cell>
          <table:table-cell table:style-name="ce3" office:value-type="string" calcext:value-type="string">
            <text:p>hs_dift_mealblood_imp</text:p>
          </table:table-cell>
          <table:table-cell table:style-name="ce3" office:value-type="string" calcext:value-type="string">
            <text:p>numerical</text:p>
          </table:table-cell>
          <table:table-cell table:style-name="ce3" office:value-type="string" calcext:value-type="string">
            <text:p>Fasting time</text:p>
          </table:table-cell>
          <table:table-cell table:number-columns-repeated="5" table:style-name="ce3" office:value-type="string" calcext:value-type="string">
            <text:p>NA</text:p>
          </table:table-cell>
          <table:table-cell table:style-name="ce3" office:value-type="string" calcext:value-type="string">
            <text:p>sample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>
          <table:table-cell table:style-name="ce3" office:value-type="string" calcext:value-type="string">
            <text:p>type_sample</text:p>
          </table:table-cell>
          <table:table-cell table:style-name="ce3" office:value-type="string" calcext:value-type="string">
            <text:p>hs_sample_c</text:p>
          </table:table-cell>
          <table:table-cell table:style-name="ce3" office:value-type="string" calcext:value-type="string">
            <text:p>categorical</text:p>
          </table:table-cell>
          <table:table-cell table:style-name="ce3" office:value-type="string" calcext:value-type="string">
            <text:p>Type of urine sample collection</text:p>
          </table:table-cell>
          <table:table-cell table:style-name="ce3" office:value-type="string" calcext:value-type="string">
            <text:p>1,2,3</text:p>
          </table:table-cell>
          <table:table-cell table:style-name="ce3" office:value-type="string" calcext:value-type="string">
            <text:p>CUX, MUX, NUX</text:p>
          </table:table-cell>
          <table:table-cell table:style-name="ce3" office:value-type="string" calcext:value-type="string">
            <text:p>Combined urine night and morning, Morning urine, Night urine</text:p>
          </table:table-cell>
          <table:table-cell table:style-name="ce3" office:value-type="string" calcext:value-type="string">
            <text:p>NA</text:p>
          </table:table-cell>
          <table:table-cell table:style-name="ce3" office:value-type="string" calcext:value-type="string">
            <text:p>phthalate</text:p>
          </table:table-cell>
          <table:table-cell table:style-name="ce3" office:value-type="string" calcext:value-type="string">
            <text:p>biomark_subcohort</text:p>
          </table:table-cell>
          <table:table-cell table:style-name="ce3" office:value-type="string" calcext:value-type="string">
            <text:p>postnatal</text:p>
          </table:table-cell>
          <table:table-cell table:number-columns-repeated="4" table:style-name="ce3" office:value-type="string" calcext:value-type="string">
            <text:p>TRUE</text:p>
          </table:table-cell>
          <table:table-cell table:number-columns-repeated="1009"/>
        </table:table-row>
        <table:table-row table:style-name="ro1" table:number-rows-repeated="10480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N497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Mpm1">
      <style:header/>
      <style:header-left style:display="false"/>
      <style:header-first style:display="false"/>
      <style:footer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TJL</meta:initial-creator>
    <meta:creation-date>2016-08-18T13:39:56Z</meta:creation-date>
    <dc:date>2024-02-07T19:04:29.730275569</dc:date>
    <meta:editing-duration>P2DT23H32M19S</meta:editing-duration>
    <meta:editing-cycles>30</meta:editing-cycles>
    <meta:document-statistic meta:table-count="1" meta:cell-count="7455" meta:object-count="0"/>
  </office:meta>
</office:document-meta>
</file>